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201cm" fo:margin-bottom="0.201cm" style:contextual-spacing="false"/>
      <style:text-properties style:font-name="Liberation Sans" style:text-underline-style="none" fo:font-weight="bold" officeooo:rsid="006c2fb6" officeooo:paragraph-rsid="006c2fb6" style:font-weight-asian="bold" style:font-weight-complex="bold"/>
    </style:style>
    <style:style style:name="P2" style:family="paragraph" style:parent-style-name="Standard">
      <style:paragraph-properties fo:margin-top="0.201cm" fo:margin-bottom="0.201cm" style:contextual-spacing="false"/>
      <style:text-properties style:font-name="Liberation Sans" style:text-underline-style="none" fo:font-weight="bold" officeooo:rsid="006c89a9" officeooo:paragraph-rsid="006c89a9" style:font-weight-asian="bold" style:font-weight-complex="bold"/>
    </style:style>
    <style:style style:name="P3" style:family="paragraph" style:parent-style-name="Standard" style:list-style-name="L1">
      <style:paragraph-properties fo:margin-top="0.201cm" fo:margin-bottom="0.201cm" style:contextual-spacing="false"/>
      <style:text-properties style:font-name="Liberation Sans" style:text-underline-style="none" fo:font-weight="bold" officeooo:rsid="006c2fb6" officeooo:paragraph-rsid="006c2fb6" style:font-weight-asian="bold" style:font-weight-complex="bold"/>
    </style:style>
    <style:style style:name="P4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style:text-underline-style="none" fo:font-weight="bold" officeooo:rsid="006c2fb6" officeooo:paragraph-rsid="006c2fb6" style:font-weight-asian="bold" style:font-weight-complex="bold"/>
    </style:style>
    <style:style style:name="P5" style:family="paragraph" style:parent-style-name="Standard">
      <style:paragraph-properties fo:margin-top="0.201cm" fo:margin-bottom="0.201cm" style:contextual-spacing="false"/>
      <style:text-properties style:font-name="Liberation Sans" style:text-underline-style="none" fo:font-weight="bold" officeooo:rsid="00669314" officeooo:paragraph-rsid="006c89a9" style:font-weight-asian="bold" style:font-weight-complex="bold"/>
    </style:style>
    <style:style style:name="P6" style:family="paragraph" style:parent-style-name="Standard" style:list-style-name="L1">
      <style:paragraph-properties fo:margin-top="0.201cm" fo:margin-bottom="0.201cm" style:contextual-spacing="false" fo:break-before="page"/>
      <style:text-properties style:text-position="0% 100%" style:font-name="Liberation Sans" fo:font-style="normal" style:text-underline-style="none" fo:font-weight="normal" officeooo:rsid="006c89a9" officeooo:paragraph-rsid="006c89a9" style:font-style-asian="normal" style:font-weight-asian="normal" style:font-style-complex="normal" style:font-weight-complex="normal"/>
    </style:style>
    <style:style style:name="T1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0% 100%" fo:font-style="normal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951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<text:span text:style-name="T2">Defina:</text:span><text:span text:style-name="T1"> Proposición.</text:span></text:p>
        </text:list-item>
      </text:list>
      <text:p text:style-name="P1"><text:span text:style-name="T2"/></text:p>
      <text:list text:continue-numbering="true" text:style-name="L1">
        <text:list-item>
          <text:p text:style-name="P4"><text:span text:style-name="T2">Defina:</text:span><text:span text:style-name="T1"> Valor de verdad. ¿Cómo se denota?</text:span></text:p>
        </text:list-item>
      </text:list>
      <text:p text:style-name="P2"><text:span text:style-name="T1"/></text:p>
      <text:list text:continue-numbering="true" text:style-name="L1">
        <text:list-item>
          <text:p text:style-name="P6">Diferencia entre la disyunción exclusiva y la inclusiva.</text:p>
        </text:list-item>
      </text:list>
      <text:p text:style-name="P5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10.5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2:45:44.946606947</meta:creation-date>
    <dc:date>2024-12-05T12:05:06.807975679</dc:date>
    <meta:editing-duration>PT17H16M47S</meta:editing-duration>
    <meta:editing-cycles>95</meta:editing-cycles>
    <meta:generator>LibreOffice/24.2.7.2$Linux_X86_64 LibreOffice_project/420$Build-2</meta:generator>
    <meta:print-date>2024-12-01T14:03:51.610896194</meta:print-date>
    <meta:printed-by>Archivos PDF</meta:printed-by>
    <meta:document-statistic meta:table-count="0" meta:image-count="0" meta:object-count="0" meta:page-count="3" meta:paragraph-count="3" meta:word-count="20" meta:character-count="123" meta:non-whitespace-character-count="109"/>
  </office:meta>
</office:document-meta>
</file>